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YAICATE DE OLORTEGUI, DIANA ISAB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YAICATE DE OLORTEGUI, DIANA ISAB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042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9T22:24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